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4" calcext:value-type="float">
            <text:p>914</text:p>
          </table:table-cell>
          <table:table-cell table:style-name="ce7" table:formula="of:=COUNTIF([.B7:.B999];&quot;X&quot;)" office:value-type="float" office:value="787" calcext:value-type="float">
            <text:p>78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70" calcext:value-type="float">
            <text:p>9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4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3">00/00/0000</text:date>, <text:time style:data-style-name="N2" text:time-value="21:41:42.5727268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3T21:42:25.404534692</dc:date>
    <meta:editing-duration>P1DT1H28M42S</meta:editing-duration>
    <meta:editing-cycles>911</meta:editing-cycles>
    <meta:document-statistic meta:table-count="1" meta:cell-count="5503" meta:object-count="0"/>
  </office:meta>
</office:document-meta>
</file>